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" style:parent-style-name="Normal" style:list-style-name="LFO2" style:family="paragraph">
      <style:paragraph-properties fo:margin-top="0.0694in" fo:margin-bottom="0.0694in" fo:line-height="100%"/>
    </style:style>
    <style:style style:name="T1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6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0" style:parent-style-name="Normal" style:list-style-name="LFO4" style:family="paragraph">
      <style:paragraph-properties fo:margin-top="0.0694in" fo:margin-bottom="0.0694in" fo:line-height="100%"/>
    </style:style>
    <style:style style:name="T2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3" style:parent-style-name="Normal" style:list-style-name="LFO4" style:family="paragraph">
      <style:paragraph-properties fo:margin-top="0.0694in" fo:margin-bottom="0.0694in" fo:line-height="100%"/>
    </style:style>
    <style:style style:name="T2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8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9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0" style:parent-style-name="Normal" style:family="paragraph">
      <style:paragraph-properties fo:margin-top="0.0694in" fo:margin-bottom="0.0694in" fo:line-height="100%"/>
    </style:style>
    <style:style style:name="T3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5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6" style:parent-style-name="Normal" style:family="paragraph">
      <style:paragraph-properties fo:margin-top="0.0694in" fo:margin-bottom="0.0694in" fo:line-height="100%"/>
    </style:style>
    <style:style style:name="T3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8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1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2" style:parent-style-name="Normal" style:family="paragraph">
      <style:paragraph-properties fo:margin-top="0.0694in" fo:margin-bottom="0.0694in" fo:line-height="100%"/>
    </style:style>
    <style:style style:name="T4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4" style:parent-style-name="Normal" style:list-style-name="LFO10" style:family="paragraph">
      <style:paragraph-properties fo:margin-top="0.0694in" fo:margin-bottom="0.0694in" fo:line-height="100%"/>
    </style:style>
    <style:style style:name="T4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7" style:parent-style-name="Normal" style:list-style-name="LFO10" style:family="paragraph">
      <style:paragraph-properties fo:margin-top="0.0694in" fo:margin-bottom="0.0694in" fo:line-height="100%"/>
    </style:style>
    <style:style style:name="T4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4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0" style:parent-style-name="Normal" style:list-style-name="LFO10" style:family="paragraph">
      <style:paragraph-properties fo:margin-top="0.0694in" fo:margin-bottom="0.0694in" fo:line-height="100%"/>
    </style:style>
    <style:style style:name="T5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3" style:parent-style-name="Normal" style:list-style-name="LFO10" style:family="paragraph">
      <style:paragraph-properties fo:margin-top="0.0694in" fo:margin-bottom="0.0694in" fo:line-height="100%"/>
    </style:style>
    <style:style style:name="T5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6" style:parent-style-name="Normal" style:list-style-name="LFO10" style:family="paragraph">
      <style:paragraph-properties fo:margin-top="0.0694in" fo:margin-bottom="0.0694in" fo:line-height="100%"/>
    </style:style>
    <style:style style:name="T5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5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1" style:parent-style-name="Normal" style:list-style-name="LFO1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2" style:parent-style-name="Normal" style:family="paragraph">
      <style:paragraph-properties fo:margin-top="0.0694in" fo:margin-bottom="0.0694in" fo:line-height="100%"/>
    </style:style>
    <style:style style:name="T6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64" style:parent-style-name="Normal" style:list-style-name="LFO1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5" style:parent-style-name="Normal" style:family="paragraph">
      <style:paragraph-properties fo:margin-bottom="0in" fo:line-height="100%"/>
    </style:style>
    <style:style style:name="T6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en" fo:country="US" style:language-asian="da" style:country-asian="DK"/>
    </style:style>
    <style:style style:name="P69" style:parent-style-name="Normal" style:family="paragraph">
      <style:paragraph-properties fo:margin-top="0.0694in" fo:margin-bottom="0.0694in" fo:line-height="100%"/>
    </style:style>
    <style:style style:name="T7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1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2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3" style:parent-style-name="Normal" style:list-style-name="LFO1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76" style:parent-style-name="Normal" style:list-style-name="LFO14" style:family="paragraph">
      <style:paragraph-properties fo:margin-top="0.0694in" fo:margin-bottom="0.0694in" fo:line-height="100%"/>
    </style:style>
    <style:style style:name="T7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7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9" style:parent-style-name="Normal" style:list-style-name="LFO14" style:family="paragraph">
      <style:paragraph-properties fo:margin-top="0.0694in" fo:margin-bottom="0.0694in" fo:line-height="100%"/>
    </style:style>
    <style:style style:name="T8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84" style:parent-style-name="Normal" style:list-style-name="LFO15" style:family="paragraph">
      <style:paragraph-properties fo:margin-top="0.0694in" fo:margin-bottom="0.0694in" fo:line-height="100%"/>
    </style:style>
    <style:style style:name="T8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87" style:parent-style-name="Normal" style:list-style-name="LFO15" style:family="paragraph">
      <style:paragraph-properties fo:margin-top="0.0694in" fo:margin-bottom="0.0694in" fo:line-height="100%"/>
    </style:style>
    <style:style style:name="T8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8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0" style:parent-style-name="Normal" style:list-style-name="LFO15" style:family="paragraph">
      <style:paragraph-properties fo:margin-top="0.0694in" fo:margin-bottom="0.0694in" fo:line-height="100%"/>
    </style:style>
    <style:style style:name="T9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3" style:parent-style-name="Normal" style:list-style-name="LFO15" style:family="paragraph">
      <style:paragraph-properties fo:margin-top="0.0694in" fo:margin-bottom="0.0694in" fo:line-height="100%"/>
    </style:style>
    <style:style style:name="T9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5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6" style:parent-style-name="Normal" style:list-style-name="LFO15" style:family="paragraph">
      <style:paragraph-properties fo:margin-top="0.0694in" fo:margin-bottom="0.0694in" fo:line-height="100%"/>
    </style:style>
    <style:style style:name="T9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98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99" style:parent-style-name="Normal" style:family="paragraph">
      <style:paragraph-properties fo:margin-top="0.0694in" fo:margin-bottom="0.0694in" fo:line-height="100%"/>
    </style:style>
    <style:style style:name="T10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1" style:parent-style-name="Normal" style:list-style-name="LFO1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4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5" style:parent-style-name="Normal" style:list-style-name="LFO1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08" style:parent-style-name="Normal" style:list-style-name="LFO18" style:family="paragraph">
      <style:paragraph-properties fo:margin-top="0.0694in" fo:margin-bottom="0.0694in" fo:line-height="100%"/>
    </style:style>
    <style:style style:name="T10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1" style:parent-style-name="Normal" style:list-style-name="LFO18" style:family="paragraph">
      <style:paragraph-properties fo:margin-top="0.0694in" fo:margin-bottom="0.0694in" fo:line-height="100%"/>
    </style:style>
    <style:style style:name="T11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4" style:parent-style-name="Normal" style:list-style-name="LFO18" style:family="paragraph">
      <style:paragraph-properties fo:margin-top="0.0694in" fo:margin-bottom="0.0694in" fo:line-height="100%"/>
    </style:style>
    <style:style style:name="T11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17" style:parent-style-name="Normal" style:list-style-name="LFO18" style:family="paragraph">
      <style:paragraph-properties fo:margin-top="0.0694in" fo:margin-bottom="0.0694in" fo:line-height="100%"/>
    </style:style>
    <style:style style:name="T11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0" style:parent-style-name="Normal" style:list-style-name="LFO18" style:family="paragraph">
      <style:paragraph-properties fo:margin-top="0.0694in" fo:margin-bottom="0.0694in" fo:line-height="100%"/>
    </style:style>
    <style:style style:name="T12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22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3" style:parent-style-name="Normal" style:family="paragraph">
      <style:paragraph-properties fo:margin-top="0.0694in" fo:margin-bottom="0.0694in" fo:line-height="100%"/>
    </style:style>
    <style:style style:name="T12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25" style:parent-style-name="Normal" style:list-style-name="LFO19" style:family="paragraph">
      <style:paragraph-properties fo:margin-top="0.0694in" fo:margin-bottom="0.0694in" fo:line-height="100%"/>
    </style:style>
    <style:style style:name="T12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2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8" style:parent-style-name="Normal" style:list-style-name="LFO19" style:family="paragraph">
      <style:paragraph-properties fo:margin-top="0.0694in" fo:margin-bottom="0.0694in" fo:line-height="100%"/>
    </style:style>
    <style:style style:name="T12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3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31" style:parent-style-name="Normal" style:list-style-name="LFO19" style:family="paragraph">
      <style:paragraph-properties fo:margin-top="0.0694in" fo:margin-bottom="0.0694in" fo:line-height="100%"/>
    </style:style>
    <style:style style:name="T13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3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34" style:parent-style-name="Normal" style:list-style-name="LFO19" style:family="paragraph">
      <style:paragraph-properties fo:margin-top="0.0694in" fo:margin-bottom="0.0694in" fo:line-height="100%"/>
    </style:style>
    <style:style style:name="T13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36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37" style:parent-style-name="Normal" style:list-style-name="LFO19" style:family="paragraph">
      <style:paragraph-properties fo:margin-top="0.0694in" fo:margin-bottom="0.0694in" fo:line-height="100%"/>
    </style:style>
    <style:style style:name="T1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3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40" style:parent-style-name="Normal" style:family="paragraph">
      <style:paragraph-properties fo:margin-top="0.0694in" fo:margin-bottom="0.0694in" fo:line-height="100%"/>
    </style:style>
    <style:style style:name="T1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42" style:parent-style-name="Normal" style:list-style-name="LFO20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Noter til "1-SW-Architecture - Process 1"</text:span></text:p>
      <text:p text:style-name="P3"><text:span text:style-name="T4">1. Introduktion til Softwarearkitektur</text:span></text:p>
      <text:list text:style-name="LFO1" text:continue-numbering="true">
        <text:list-item>
          <text:p text:style-name="P5">Forelæser: Claudio Gomes</text:p>
        </text:list-item>
        <text:list-item>
          <text:p text:style-name="P6">Institution: Aarhus Universitet</text:p>
        </text:list-item>
        <text:list-item>
          <text:p text:style-name="P7">Version: 1.0.1</text:p>
        </text:list-item>
      </text:list>
      <text:p text:style-name="P8"><text:span text:style-name="T9">2. Hvad er Softwarearkitektur?</text:span></text:p>
      <text:list text:style-name="LFO2" text:continue-numbering="true">
        <text:list-item>
          <text:p text:style-name="P10"><text:span text:style-name="T11">Definitioner:</text:span></text:p>
          <text:list text:continue-numbering="true">
            <text:list-item>
              <text:p text:style-name="P12">Martin Fowler: Beslutninger, du ønsker at tage tidligt.</text:p>
            </text:list-item>
            <text:list-item>
              <text:p text:style-name="P13">Simon Brown: Alt relateret til betydelige elementer i et softwaresystem, fra struktur og fundament til vellykket implementering.</text:p>
            </text:list-item>
          </text:list>
        </text:list-item>
      </text:list>
      <text:p text:style-name="P14"><text:span text:style-name="T15">3. Hvorfor arkitektur?</text:span></text:p>
      <text:list text:style-name="LFO3" text:continue-numbering="true">
        <text:list-item>
          <text:p text:style-name="P16">Forudsigelse af fremtiden er vanskeligt; softwarearkitektur handler om at forberede sig på fremtidige ændringer.</text:p>
        </text:list-item>
        <text:list-item>
          <text:p text:style-name="P17">Eksempler på dårlig arkitektur, der har negativ indvirkning på virksomheder (f.eks. Pinterest).</text:p>
        </text:list-item>
      </text:list>
      <text:p text:style-name="P18"><text:span text:style-name="T19">4. Input til arkitekturen</text:span></text:p>
      <text:list text:style-name="LFO4" text:continue-numbering="true">
        <text:list-item>
          <text:p text:style-name="P20"><text:span text:style-name="T21">Funktionelle krav:</text:span><text:span text:style-name="T22"><text:s/>Hvad systemet skal gøre.</text:span></text:p>
        </text:list-item>
        <text:list-item>
          <text:p text:style-name="P23"><text:span text:style-name="T24">Ikke-funktionelle krav:</text:span><text:span text:style-name="T25"><text:s/>Hvordan systemet skal gøre det. Disse krav er ofte meget følsomme over for arkitekturen.</text:span></text:p>
        </text:list-item>
      </text:list>
      <text:p text:style-name="P26"><text:span text:style-name="T27">5. Kvalitetsattributter</text:span></text:p>
      <text:list text:style-name="LFO5" text:continue-numbering="true">
        <text:list-item>
          <text:p text:style-name="P28">Vigtige egenskaber som skalerbarhed, tilgængelighed, vedligeholdelse, ydeevne osv.</text:p>
        </text:list-item>
        <text:list-item>
          <text:p text:style-name="P29">Eksempler: Systemet skal kunne afspille videoer for 1000 brugere samtidigt.</text:p>
        </text:list-item>
      </text:list>
      <text:p text:style-name="P30"><text:span text:style-name="T31">6. Arkitektur som kompromis</text:span></text:p>
      <text:list text:style-name="LFO6" text:continue-numbering="true">
        <text:list-item>
          <text:p text:style-name="P32">En god arkitektur skal afveje krav og forventninger fra forskellige interessenter, beskrevet som brugerhistorier og kvalitetsattributter.</text:p>
        </text:list-item>
      </text:list>
      <text:p text:style-name="P33"><text:span text:style-name="T34">7. Struktur og adfærd</text:span></text:p>
      <text:list text:style-name="LFO7" text:continue-numbering="true">
        <text:list-item>
          <text:p text:style-name="P35">Arkitektur består af både struktur (moduler, komponenter) og adfærd (hvordan data flyder mellem moduler).</text:p>
        </text:list-item>
      </text:list>
      <text:p text:style-name="P36"><text:span text:style-name="T37">8. SOLID-principper i arkitektur</text:span></text:p>
      <text:list text:style-name="LFO8" text:continue-numbering="true">
        <text:list-item>
          <text:p text:style-name="P38">Anvendelse af SOLID-principper på arkitekturniveau (f.eks. modulært design, lav kobling, høj samhørighed).</text:p>
        </text:list-item>
      </text:list>
      <text:soft-page-break/>
      <text:p text:style-name="P39"><text:span text:style-name="T40">9. Hvordan arkitekturer?</text:span></text:p>
      <text:list text:style-name="LFO9" text:continue-numbering="true">
        <text:list-item>
          <text:p text:style-name="P41">Brug af Rational Unified Process (RUP) og Microsoft Application Architecture Guide som vejledninger.</text:p>
        </text:list-item>
      </text:list>
      <text:p text:style-name="P42"><text:span text:style-name="T43">10. Arkitekturprocessen</text:span></text:p>
      <text:list text:style-name="LFO10" text:continue-numbering="true">
        <text:list-item>
          <text:p text:style-name="P44"><text:span text:style-name="T45">1. Arkitektur mål:</text:span><text:span text:style-name="T46"><text:s/>Definer input og output for arkitekturprocessen.</text:span></text:p>
        </text:list-item>
        <text:list-item>
          <text:p text:style-name="P47"><text:span text:style-name="T48">2. Nøglescenarier:</text:span><text:span text:style-name="T49"><text:s/>Identificer kritiske funktionelle og ikke-funktionelle krav.</text:span></text:p>
        </text:list-item>
        <text:list-item>
          <text:p text:style-name="P50"><text:span text:style-name="T51">3. Skab et applikationsoverblik:</text:span><text:span text:style-name="T52"><text:s/>Forslag til arkitektur baseret på applikationstype, implementeringsbegrænsninger og relevante teknologier.</text:span></text:p>
        </text:list-item>
        <text:list-item>
          <text:p text:style-name="P53"><text:span text:style-name="T54">4. Identificer nøgleproblemer:</text:span><text:span text:style-name="T55"><text:s/>Løs vigtige problemer og overvej fremtidige ændringer.</text:span></text:p>
        </text:list-item>
        <text:list-item>
          <text:p text:style-name="P56"><text:span text:style-name="T57">5. Definer kandidatløsninger:</text:span><text:span text:style-name="T58"><text:s/>Evaluér mod baseline arkitektur og test gennem arkitekturmæssige spikes.</text:span></text:p>
        </text:list-item>
      </text:list>
      <text:p text:style-name="P59"><text:span text:style-name="T60">11. Kommunikér arkitektur</text:span></text:p>
      <text:list text:style-name="LFO11" text:continue-numbering="true">
        <text:list-item>
          <text:p text:style-name="P61">Kommunikation af arkitektur til interessenter og teammedlemmer er afgørende.</text:p>
        </text:list-item>
      </text:list>
      <text:p text:style-name="P62"><text:span text:style-name="T63">Øvelser og lektier</text:span></text:p>
      <text:list text:style-name="LFO12" text:continue-numbering="true">
        <text:list-item>
          <text:p text:style-name="P64">Identificer nøglescenarier og kvantificer kvalitetsattributter for en ny videostreamingtjeneste.</text:p>
        </text:list-item>
      </text:list>
      <text:p text:style-name="P65"><text:span text:style-name="T66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67"><text:span text:style-name="T68">Noter til "2-SW-Architecture - Process 2"</text:span></text:p>
      <text:p text:style-name="P69"><text:span text:style-name="T70">1. Introduktion til Softwarearkitektur</text:span></text:p>
      <text:list text:style-name="LFO13" text:continue-numbering="true">
        <text:list-item>
          <text:p text:style-name="P71">Forelæser: Claudio Gomes</text:p>
        </text:list-item>
        <text:list-item>
          <text:p text:style-name="P72">Institution: Aarhus Universitet</text:p>
        </text:list-item>
        <text:list-item>
          <text:p text:style-name="P73">Version: 1.0.3</text:p>
        </text:list-item>
      </text:list>
      <text:p text:style-name="P74"><text:span text:style-name="T75">2. Ingen Sølvkugle</text:span></text:p>
      <text:list text:style-name="LFO14" text:continue-numbering="true">
        <text:list-item>
          <text:p text:style-name="P76"><text:span text:style-name="T77">Essentiel Kompleksitet:</text:span><text:span text:style-name="T78"><text:s/>Problemet er komplekst og kan ikke refaktoreres væk.</text:span></text:p>
        </text:list-item>
        <text:list-item>
          <text:p text:style-name="P79"><text:span text:style-name="T80">Tilfældig Kompleksitet:</text:span><text:span text:style-name="T81"><text:s/>Løsningen er kompleks, men kan refaktoreres væk.</text:span></text:p>
        </text:list-item>
      </text:list>
      <text:p text:style-name="P82"><text:span text:style-name="T83">3. Arkitekturstilarter</text:span></text:p>
      <text:list text:style-name="LFO15" text:continue-numbering="true">
        <text:list-item>
          <text:p text:style-name="P84"><text:span text:style-name="T85">Lag:</text:span><text:span text:style-name="T86"><text:s/>Bekymringer opdelt i lag.</text:span></text:p>
        </text:list-item>
        <text:list-item>
          <text:p text:style-name="P87"><text:span text:style-name="T88">Klient-server:</text:span><text:span text:style-name="T89"><text:s/>Klienten anmoder serveren.</text:span></text:p>
        </text:list-item>
        <text:list-item>
          <text:p text:style-name="P90"><text:span text:style-name="T91">N-tier:</text:span><text:span text:style-name="T92"><text:s/>Lignende lag, men hvert lag er på en separat computer.</text:span></text:p>
        </text:list-item>
        <text:list-item>
          <text:p text:style-name="P93"><text:span text:style-name="T94">Pipes and Filters:</text:span><text:span text:style-name="T95"><text:s/>Data strømmer og transformeres i en pipeline.</text:span></text:p>
        </text:list-item>
        <text:list-item>
          <text:p text:style-name="P96"><text:span text:style-name="T97">Message Bus:</text:span><text:span text:style-name="T98"><text:s/>Applikationer interagerer via en kommunikationskanal.</text:span></text:p>
        </text:list-item>
      </text:list>
      <text:p text:style-name="P99"><text:span text:style-name="T100">4. Recap af arkitekturprocessen</text:span></text:p>
      <text:soft-page-break/>
      <text:list text:style-name="LFO16" text:continue-numbering="true">
        <text:list-item>
          <text:p text:style-name="P101">Iterativ og inkrementel proces, der tester mod krav, kendte begrænsninger og kvalitetsattributter.</text:p>
        </text:list-item>
      </text:list>
      <text:p text:style-name="P102"><text:span text:style-name="T103">5. Kvalitetsattributter</text:span></text:p>
      <text:list text:style-name="LFO17" text:continue-numbering="true">
        <text:list-item>
          <text:p text:style-name="P104">Eksempler: Tilgængelighed, konceptuel integritet, interoperabilitet, vedligeholdelse, ydeevne, sikkerhed osv.</text:p>
        </text:list-item>
        <text:list-item>
          <text:p text:style-name="P105">Specifikke kvalitetsattributter for kurset inkluderer udviklingsomkostninger, udviklingstid, testbarhed, vedligeholdelse osv.</text:p>
        </text:list-item>
      </text:list>
      <text:p text:style-name="P106"><text:span text:style-name="T107">6. Arkitekturproces Trin</text:span></text:p>
      <text:list text:style-name="LFO18" text:continue-numbering="true">
        <text:list-item>
          <text:p text:style-name="P108"><text:span text:style-name="T109">1. Arkitekturmål:</text:span><text:span text:style-name="T110"><text:s/>Input og output af arkitekturprocessen.</text:span></text:p>
        </text:list-item>
        <text:list-item>
          <text:p text:style-name="P111"><text:span text:style-name="T112">2. Nøglescenarier:</text:span><text:span text:style-name="T113"><text:s/>Identificer kritiske funktionelle og ikke-funktionelle krav.</text:span></text:p>
        </text:list-item>
        <text:list-item>
          <text:p text:style-name="P114"><text:span text:style-name="T115">3. Skab et applikationsoverblik:</text:span><text:span text:style-name="T116"><text:s/>Forslag til arkitektur baseret på applikationstype, implementeringsbegrænsninger og relevante teknologier.</text:span></text:p>
        </text:list-item>
        <text:list-item>
          <text:p text:style-name="P117"><text:span text:style-name="T118">4. Identificer nøgleproblemer:</text:span><text:span text:style-name="T119"><text:s/>Løs vigtige problemer og overvej fremtidige ændringer.</text:span></text:p>
        </text:list-item>
        <text:list-item>
          <text:p text:style-name="P120"><text:span text:style-name="T121">5. Definer kandidatløsninger:</text:span><text:span text:style-name="T122"><text:s/>Evaluér mod baseline arkitektur og test gennem arkitekturmæssige spikes.</text:span></text:p>
        </text:list-item>
      </text:list>
      <text:p text:style-name="P123"><text:span text:style-name="T124">7. Arkitekturstilarter</text:span></text:p>
      <text:list text:style-name="LFO19" text:continue-numbering="true">
        <text:list-item>
          <text:p text:style-name="P125"><text:span text:style-name="T126">Lag:</text:span><text:span text:style-name="T127"><text:s/>Logisk opdeling af bekymringer i lag.</text:span></text:p>
        </text:list-item>
        <text:list-item>
          <text:p text:style-name="P128"><text:span text:style-name="T129">Klient-server:</text:span><text:span text:style-name="T130"><text:s/>Klient anmoder, server behandler.</text:span></text:p>
        </text:list-item>
        <text:list-item>
          <text:p text:style-name="P131"><text:span text:style-name="T132">N-tier:</text:span><text:span text:style-name="T133"><text:s/>Fysisk opdeling af præsentation, applikationsbehandling og datastyring.</text:span></text:p>
        </text:list-item>
        <text:list-item>
          <text:p text:style-name="P134"><text:span text:style-name="T135">Pipes and Filters:</text:span><text:span text:style-name="T136"><text:s/>Data behandles i sekventielle trin.</text:span></text:p>
        </text:list-item>
        <text:list-item>
          <text:p text:style-name="P137"><text:span text:style-name="T138">Message Bus:</text:span><text:span text:style-name="T139"><text:s/>Applikationer kommunikerer gennem en meddelelsesbus.</text:span></text:p>
        </text:list-item>
      </text:list>
      <text:p text:style-name="P140"><text:span text:style-name="T141">Øvelser og lektier</text:span></text:p>
      <text:list text:style-name="LFO20" text:continue-numbering="true">
        <text:list-item>
          <text:p text:style-name="P142">Skab et applikationsoverblik for en prototype og identificer kvalitetsattributter for en videostreamingtjenest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04:00Z</meta:creation-date>
    <dc:date>2024-06-02T01:05:00Z</dc:date>
    <meta:template xlink:href="Normal" xlink:type="simple"/>
    <meta:editing-cycles>1</meta:editing-cycles>
    <meta:editing-duration>PT60S</meta:editing-duration>
    <meta:document-statistic meta:page-count="3" meta:paragraph-count="8" meta:word-count="592" meta:character-count="4200" meta:row-count="30" meta:non-whitespace-character-count="3616"/>
  </office:meta>
</office:document-meta>
</file>